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6.62mm"/>
    </style:style>
    <style:style style:name="co2" style:family="table-column">
      <style:table-column-properties fo:break-before="auto" style:column-width="55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0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1" table:default-cell-style-name="Default"/>
        <table:table-column table:style-name="co4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Ciuidad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/>
          <table:table-cell office:value-type="string" calcext:value-type="string">
            <text:p>Categ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ngy_Fernández" xlink:type="simple">Angy Fernánd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Palma_(Mallorca)" xlink:type="simple">Palma</text:a> 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antiago_Segura" xlink:type="simple">Santiago Segura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ulio_Iglesias,_Jr." xlink:type="simple">Julio Iglesias, Jr.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ylvia_Pantoja" xlink:type="simple">Sylvia Pantoja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Sevilla" xlink:type="simple">Sevilla</text:a> 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Toñi_Salazar" xlink:type="simple">Toñi Salazar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<text:a xlink:href="https://es.wikipedia.org/wiki/Badajoz" xlink:type="simple">Badajoz</text:a> 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osema_Yuste" xlink:type="simple">Josema Yust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Carolina_Ferre" xlink:type="simple">Carolina Ferr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<text:a xlink:href="https://es.wikipedia.org/wiki/Cocentaina" xlink:type="simple">Cocentaina</text:a> 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Francisco_(cantante)" xlink:type="simple">Francisc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<text:a xlink:href="https://es.wikipedia.org/wiki/Alcoy" xlink:type="simple">Alcoy</text:a> 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ko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Jaén" xlink:type="simple">Jaén</text:a> 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aniel_Diges" xlink:type="simple">Daniel Dige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rturo_Valls" xlink:type="simple">Arturo Vall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<text:a xlink:href="https://es.wikipedia.org/wiki/Provincia_de_Valencia" xlink:type="simple">Valencia</text:a> 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ría_del_Monte" xlink:type="simple">María del Mont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Provincia_de_Sevilla" xlink:type="simple">Sevilla</text:a> 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antiago_Segura" xlink:type="simple">Santiago Segura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nna_Simon" xlink:type="simple">Anna Simon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Barcelona" xlink:type="simple">Barcelona</text:a> 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Ángeles_Muñoz_(cantante)" xlink:type="simple">Ángeles Muño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avier_Herrero_(cantante)" xlink:type="simple">Javier Herrer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<text:a xlink:href="https://es.wikipedia.org/wiki/Comunidad_de_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Edurne_(cantante)" xlink:type="simple">Edurn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elody" xlink:type="simple">Melody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Dos_Hermanas" xlink:type="simple">Dos Hermanas</text:a> 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Xuso_Jones" xlink:type="simple">Xuso Jone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Murcia" xlink:type="simple">Murcia</text:a> </text:p>
          </table:table-cell>
          <table:table-cell office:value-type="string" calcext:value-type="string">
            <text:p><text:a xlink:href="https://es.wikipedia.org/wiki/Murcia" xlink:type="simple">Murcia</text:a> 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Llum_Barrera" xlink:type="simple">Llum Barrera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<text:a xlink:href="https://es.wikipedia.org/wiki/Alcudia" xlink:type="simple">Alcudia</text:a> 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Florentino_Fernández" xlink:type="simple">Florentino Fernánd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Chunguito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<text:a xlink:href="https://es.wikipedia.org/wiki/Badajoz" xlink:type="simple">Badajoz</text:a>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anti_Rodríguez" xlink:type="simple">Santi Rodrígu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álaga" xlink:type="simple">Málaga</text:a> 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osé_Manuel_Soto" xlink:type="simple">José Manuel Sot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El_Carpio" xlink:type="simple">El Carpio</text:a> 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Ángela_Carrasco" xlink:type="simple">Ángela Carrasco</text:a> 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República Dominicana</text:p>
          </table:table-cell>
          <table:table-cell office:value-type="string" calcext:value-type="string">
            <text:p><text:a xlink:href="https://es.wikipedia.org/wiki/Pepillo_Salcedo" xlink:type="simple">Manzanillo</text:a> 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Ruth_Lorenzo" xlink:type="simple">Ruth Lorenz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<text:a xlink:href="https://es.wikipedia.org/wiki/Las_Torres_de_Cotillas" xlink:type="simple">Las Torres de Cotillas</text:a> 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Edu_Soto" xlink:type="simple">Edu Sot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Mataró" xlink:type="simple">Mataró</text:a> 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Pablo_Puyol" xlink:type="simple">Pablo Puyol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álaga" xlink:type="simple">Málaga</text:a> 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na_Morgade" xlink:type="simple">Ana Morgad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drián_Rodríguez_(actor)" xlink:type="simple">Adrián Rodrígu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Cornellá_de_Llobregat" xlink:type="simple">Cornellá de Llobregat</text:a> 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Falete" xlink:type="simple">Falet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Sevilla" xlink:type="simple">Sevilla</text:a> 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ilvia_Abril" xlink:type="simple">Silvia Abril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Mataró" xlink:type="simple">Mataró</text:a> 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iguel_Ángel_Rodríguez_«El_Sevilla»" xlink:type="simple">El Sevilla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San_Juan_de_Aznalfarache" xlink:type="simple">San Juan de Aznalfarache</text:a>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Vicky_Larraz" xlink:type="simple">Vicky Larra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Blas_Cantó" xlink:type="simple">Blas Cantó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<text:a xlink:href="https://es.wikipedia.org/wiki/Ricote" xlink:type="simple">Ricote</text:a>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Rosa_López" xlink:type="simple">Rosa Lóp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Peñuelas_(Granada)" xlink:type="simple">Peñuelas</text:a> 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Lorena_(cantante)" xlink:type="simple">Lorena Góm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Lérida" xlink:type="simple">Lérida</text:a> 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Beatriz_Luengo" xlink:type="simple">Beatriz Lueng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Canco_Rodríguez" xlink:type="simple">Canco Rodrígu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álaga" xlink:type="simple">Málaga</text:a> 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Esther_Arroyo" xlink:type="simple">Esther Arroy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Cádiz" xlink:type="simple">Cádiz</text:a> 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uan_Antonio_Muñoz" xlink:type="simple">Juan Muño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Barcelona" xlink:type="simple">Barcelona</text:a> 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avid_Guapo" xlink:type="simple">David Guap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Barcelona" xlink:type="simple">Barcelona</text:a> 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Yolanda_Ramos" xlink:type="simple">Yolanda Ramo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Sabadell" xlink:type="simple">Sabadell</text:a> 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iquel_Fernández" xlink:type="simple">Miquel Fernánd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Barcelona" xlink:type="simple">Barcelona</text:a> 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Lucía_Gil" xlink:type="simple">Lucía Gil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 Dieli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Granada" xlink:type="simple">Granada</text:a> 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iana_Navarro" xlink:type="simple">Diana Navarr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álaga" xlink:type="simple">Málaga</text:a> 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Raúl_Pérez_Ortega" xlink:type="simple">Raúl Pér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Pepa_Aniorte" xlink:type="simple">Pepa Aniort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<text:a xlink:href="https://es.wikipedia.org/wiki/Orihuela" xlink:type="simple">Orihuela</text:a>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Lucía_Jiménez" xlink:type="simple">Lucía Jimén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<text:a xlink:href="https://es.wikipedia.org/wiki/Segovia" xlink:type="simple">Segovia</text:a> 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Pepa_Charro" xlink:type="simple">La Terremoto de Alcorcón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avid_Amor" xlink:type="simple">David Amor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<text:a xlink:href="https://es.wikipedia.org/wiki/Salceda_de_Caselas" xlink:type="simple">Salceda de Caselas</text:a> 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ría_Villalón" xlink:type="simple">María Villalón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Ronda" xlink:type="simple">Ronda</text:a> 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Carlos_Baute" xlink:type="simple">Carlos Baute</text:a> 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<text:a xlink:href="https://es.wikipedia.org/wiki/Caracas" xlink:type="simple">Caracas</text:a> 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oraya_Arnelas" xlink:type="simple">Soraya Arnela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<text:a xlink:href="https://es.wikipedia.org/wiki/Valencia_de_Alcántara" xlink:type="simple">Valencia de Alcántara</text:a> 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Lola_Índigo" xlink:type="simple">Mimi Dobla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Huétor_Tájar" xlink:type="simple">Huétor Tájar</text:a> 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ordi_Coll" xlink:type="simple">Jordi Coll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Mataró" xlink:type="simple">Mataró</text:a> 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Brays_Efe" xlink:type="simple">Brays Efe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Las_Palmas_de_Gran_Canaria" xlink:type="simple">Las Palmas</text:a> 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Anabel_Alonso" xlink:type="simple">Anabel Alons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uskadi</text:p>
          </table:table-cell>
          <table:table-cell office:value-type="string" calcext:value-type="string">
            <text:p><text:a xlink:href="https://es.wikipedia.org/wiki/Baracaldo" xlink:type="simple">Baracaldo</text:a> 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nu_Sánchez_Vázquez" xlink:type="simple">Manu Sánch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Dos_Hermanas" xlink:type="simple">Dos Hermanas</text:a> 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osé_Corbacho" xlink:type="simple">José Corbach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Hospitalet_de_Llobregat" xlink:type="simple">Hospitalet de Llobregat</text:a> 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Belinda_Washington" xlink:type="simple">Belinda Washington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Altrincham" xlink:type="simple">Altrincham</text:a>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Cristina_Ramos" xlink:type="simple">Cristina Ramos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<text:a xlink:href="https://es.wikipedia.org/wiki/Las_Palmas_de_Gran_Canaria" xlink:type="simple">Las Palmas de Gran Canaria</text:a> 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<text:a xlink:href="https://es.wikipedia.org/wiki/Gemeliers" xlink:type="simple">Gemeliers</text:a></text:span><text:span text:style-name="T1"> </text:span>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airena_del_Aljarafe" xlink:type="simple">Mairena del Aljarafe</text:a> 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style-name="Default"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Jorge_González_(cantante_español)" xlink:type="simple">Jorge Gonzál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Villarejo_de_Salvanés" xlink:type="simple">Villarejo de Salvanés</text:a> 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ría_Isabel_López" xlink:type="simple">María Isabel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Ayamonte" xlink:type="simple">Ayamonte</text:a>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rio_Vaquerizo" xlink:type="simple">Mario Vaqueriz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<text:a xlink:href="https://es.wikipedia.org/wiki/Madrid" xlink:type="simple">Madrid</text:a>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Sergio_Fernández_Meléndez" xlink:type="simple">El Monaguillo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arbella" xlink:type="simple">Marbella</text:a> 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umor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Nerea_Rodríguez" xlink:type="simple">Nerea Rodríguez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<text:a xlink:href="https://es.wikipedia.org/wiki/Gavá" xlink:type="simple">Gavá</text:a> 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Rocío_Madrid" xlink:type="simple">Rocío Madrid</text:a> 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<text:a xlink:href="https://es.wikipedia.org/wiki/Málaga" xlink:type="simple">Málaga</text:a> 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</table:table-row>
      </table:table>
      <table:table table:name="Hoja2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ategori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s.wikipedia.org/wiki/Angy_Fernández" xlink:type="simple">Angy Fernández</text:a> </text:p>
          </table:table-cell>
          <table:table-cell office:value-type="string" calcext:value-type="string">
            <text:p>Cantante y actriz </text:p>
          </table:table-cell>
          <table:table-cell office:value-type="string" calcext:value-type="string">
            <text:p>1.ª, 4.ª y final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Ganadora (39%) </text:p>
          </table:table-cell>
        </table:table-row>
        <table:table-row table:style-name="ro3">
          <table:table-cell office:value-type="string" calcext:value-type="string">
            <text:p><text:a xlink:href="https://es.wikipedia.org/wiki/Santiago_Segura" xlink:type="simple">Santiago Segura</text:a> </text:p>
          </table:table-cell>
          <table:table-cell office:value-type="string" calcext:value-type="string">
            <text:p>Actor, humorista y director de cine </text:p>
          </table:table-cell>
          <table:table-cell office:value-type="string" calcext:value-type="string">
            <text:p>7.ª y 9.ª </text:p>
          </table:table-cell>
          <table:table-cell office:value-type="string" calcext:value-type="string">
            <text:p>1.ª y 5.ª </text:p>
          </table:table-cell>
          <table:table-cell office:value-type="string" calcext:value-type="string">
            <text:p>2.º Finalista (33%) </text:p>
          </table:table-cell>
        </table:table-row>
        <table:table-row table:style-name="ro3">
          <table:table-cell office:value-type="string" calcext:value-type="string">
            <text:p><text:a xlink:href="https://es.wikipedia.org/wiki/Julio_Iglesias,_Jr." xlink:type="simple">Julio Iglesias, Jr.</text:a> </text:p>
          </table:table-cell>
          <table:table-cell office:value-type="string" calcext:value-type="string">
            <text:p>Cantante, hijo de <text:a xlink:href="https://es.wikipedia.org/wiki/Julio_Iglesias" xlink:type="simple">Julio Iglesias</text:a> </text:p>
          </table:table-cell>
          <table:table-cell office:value-type="string" calcext:value-type="string">
            <text:p>8.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3.er Finalista (28%) </text:p>
          </table:table-cell>
        </table:table-row>
        <table:table-row table:style-name="ro3">
          <table:table-cell office:value-type="string" calcext:value-type="string">
            <text:p><text:a xlink:href="https://es.wikipedia.org/wiki/Sylvia_Pantoja" xlink:type="simple">Sylvia Pantoja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2.ª </text:p>
          </table:table-cell>
          <table:table-cell office:value-type="string" calcext:value-type="string">
            <text:p>7.ª </text:p>
          </table:table-cell>
          <table:table-cell office:value-type="string" calcext:value-type="string">
            <text:p>4.ª Finalista (16%) </text:p>
          </table:table-cell>
        </table:table-row>
        <table:table-row table:style-name="ro1">
          <table:table-cell office:value-type="string" calcext:value-type="string">
            <text:p><text:a xlink:href="https://es.wikipedia.org/wiki/Toñi_Salazar" xlink:type="simple">Toñi Salazar</text:a> </text:p>
          </table:table-cell>
          <table:table-cell office:value-type="string" calcext:value-type="string">
            <text:p>Cantante del dúo <text:a xlink:href="https://es.wikipedia.org/wiki/Azúcar_Moreno" xlink:type="simple">Azúcar Moreno</text:a> </text:p>
          </table:table-cell>
          <table:table-cell office:value-type="string" calcext:value-type="string">
            <text:p>5.ª </text:p>
          </table:table-cell>
          <table:table-cell office:value-type="string" calcext:value-type="string">
            <text:p>4.ª </text:p>
          </table:table-cell>
          <table:table-cell office:value-type="string" calcext:value-type="string">
            <text:p>5.ª Clasificada </text:p>
          </table:table-cell>
        </table:table-row>
        <table:table-row table:style-name="ro1">
          <table:table-cell office:value-type="string" calcext:value-type="string">
            <text:p><text:a xlink:href="https://es.wikipedia.org/wiki/Josema_Yuste" xlink:type="simple">Josema Yuste</text:a> </text:p>
          </table:table-cell>
          <table:table-cell office:value-type="string" calcext:value-type="string">
            <text:p>Actor y humorista </text:p>
          </table:table-cell>
          <table:table-cell office:value-type="string" calcext:value-type="string">
            <text:p>6.ª </text:p>
          </table:table-cell>
          <table:table-cell office:value-type="string" calcext:value-type="string">
            <text:p>3.ª </text:p>
          </table:table-cell>
          <table:table-cell office:value-type="string" calcext:value-type="string">
            <text:p>6.º Clasificado </text:p>
          </table:table-cell>
        </table:table-row>
        <table:table-row table:style-name="ro1">
          <table:table-cell office:value-type="string" calcext:value-type="string">
            <text:p><text:a xlink:href="https://es.wikipedia.org/wiki/Carolina_Ferre" xlink:type="simple">Carolina Ferre</text:a> </text:p>
          </table:table-cell>
          <table:table-cell office:value-type="string" calcext:value-type="string">
            <text:p>Presentadora de televisión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ª </text:p>
          </table:table-cell>
          <table:table-cell office:value-type="string" calcext:value-type="string">
            <text:p>7.ª Clasificada </text:p>
          </table:table-cell>
        </table:table-row>
        <table:table-row table:style-name="ro1">
          <table:table-cell office:value-type="string" calcext:value-type="string">
            <text:p><text:a xlink:href="https://es.wikipedia.org/wiki/Francisco_(cantante)" xlink:type="simple">Francisco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3.ª </text:p>
          </table:table-cell>
          <table:table-cell office:value-type="string" calcext:value-type="string">
            <text:p>6.ª, 8.ª y 9.ª 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Roko </text:p>
          </table:table-cell>
          <table:table-cell office:value-type="string" calcext:value-type="string">
            <text:p>Cantante y actriz </text:p>
          </table:table-cell>
          <table:table-cell office:value-type="string" calcext:value-type="string">
            <text:p>1.ª, 9.ª y final </text:p>
          </table:table-cell>
          <table:table-cell office:value-type="string" calcext:value-type="string">
            <text:p>12.ª </text:p>
          </table:table-cell>
          <table:table-cell office:value-type="string" calcext:value-type="string">
            <text:p>Ganadora (54%) </text:p>
          </table:table-cell>
        </table:table-row>
        <table:table-row table:style-name="ro3">
          <table:table-cell office:value-type="string" calcext:value-type="string">
            <text:p><text:a xlink:href="https://es.wikipedia.org/wiki/Daniel_Diges" xlink:type="simple">Daniel Diges</text:a> </text:p>
          </table:table-cell>
          <table:table-cell office:value-type="string" calcext:value-type="string">
            <text:p>Cantante y actor </text:p>
          </table:table-cell>
          <table:table-cell office:value-type="string" calcext:value-type="string">
            <text:p>2.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º Finalista (46%) </text:p>
          </table:table-cell>
        </table:table-row>
        <table:table-row table:style-name="ro3">
          <table:table-cell office:value-type="string" calcext:value-type="string">
            <text:p><text:a xlink:href="https://es.wikipedia.org/wiki/Arturo_Valls" xlink:type="simple">Arturo Valls</text:a> </text:p>
          </table:table-cell>
          <table:table-cell office:value-type="string" calcext:value-type="string">
            <text:p>Actor y presentador de televisión </text:p>
          </table:table-cell>
          <table:table-cell office:value-type="string" calcext:value-type="string">
            <text:p>6.ª, 13.ª </text:p>
          </table:table-cell>
          <table:table-cell office:value-type="string" calcext:value-type="string">
            <text:p>2.ª </text:p>
          </table:table-cell>
          <table:table-cell office:value-type="string" calcext:value-type="string">
            <text:p>3.er Finalista (22%) </text:p>
          </table:table-cell>
        </table:table-row>
        <table:table-row table:style-name="ro3">
          <table:table-cell office:value-type="string" calcext:value-type="string">
            <text:p><text:a xlink:href="https://es.wikipedia.org/wiki/María_del_Monte" xlink:type="simple">María del Monte</text:a> </text:p>
          </table:table-cell>
          <table:table-cell office:value-type="string" calcext:value-type="string">
            <text:p>Cantante y presentadora de televisión </text:p>
          </table:table-cell>
          <table:table-cell office:value-type="string" calcext:value-type="string">
            <text:p>3.ª, 10.ª y 12.ª </text:p>
          </table:table-cell>
          <table:table-cell office:value-type="string" calcext:value-type="string">
            <text:p>1.ª y 8.ª </text:p>
          </table:table-cell>
          <table:table-cell office:value-type="string" calcext:value-type="string">
            <text:p>4.ª Clasificada (22%) </text:p>
          </table:table-cell>
        </table:table-row>
        <table:table-row table:style-name="ro3">
          <table:table-cell office:value-type="string" calcext:value-type="string">
            <text:p><text:a xlink:href="https://es.wikipedia.org/wiki/Santiago_Segura" xlink:type="simple">Santiago Segura</text:a> </text:p>
          </table:table-cell>
          <table:table-cell office:value-type="string" calcext:value-type="string">
            <text:p>Actor y director de cine </text:p>
          </table:table-cell>
          <table:table-cell office:value-type="string" calcext:value-type="string">
            <text:p>8.ª y 11.ª </text:p>
          </table:table-cell>
          <table:table-cell office:value-type="string" calcext:value-type="string">
            <text:p>7º </text:p>
          </table:table-cell>
          <table:table-cell office:value-type="string" calcext:value-type="string">
            <text:p>5.º Clasificado (21%) </text:p>
          </table:table-cell>
        </table:table-row>
        <table:table-row table:style-name="ro3">
          <table:table-cell office:value-type="string" calcext:value-type="string">
            <text:p><text:a xlink:href="https://es.wikipedia.org/wiki/Anna_Simon" xlink:type="simple">Anna Simon</text:a> </text:p>
          </table:table-cell>
          <table:table-cell office:value-type="string" calcext:value-type="string">
            <text:p>Presentadora de televisión </text:p>
          </table:table-cell>
          <table:table-cell office:value-type="string" calcext:value-type="string">
            <text:p>4.ª y 14.ª </text:p>
          </table:table-cell>
          <table:table-cell office:value-type="string" calcext:value-type="string">
            <text:p>13.ª </text:p>
          </table:table-cell>
          <table:table-cell office:value-type="string" calcext:value-type="string">
            <text:p>6.ª Clasificada (11%) </text:p>
          </table:table-cell>
        </table:table-row>
        <table:table-row table:style-name="ro3">
          <table:table-cell office:value-type="string" calcext:value-type="string">
            <text:p><text:a xlink:href="https://es.wikipedia.org/wiki/Ángeles_Muñoz_(cantante)" xlink:type="simple">Ángeles Muñoz</text:a> </text:p>
          </table:table-cell>
          <table:table-cell office:value-type="string" calcext:value-type="string">
            <text:p>Cantante, integrante de <text:a xlink:href="https://es.wikipedia.org/wiki/Camela" xlink:type="simple">Camela</text:a> </text:p>
          </table:table-cell>
          <table:table-cell office:value-type="string" calcext:value-type="string">
            <text:p>7.ª </text:p>
          </table:table-cell>
          <table:table-cell office:value-type="string" calcext:value-type="string">
            <text:p>1.ª, 5.ª y 11.ª </text:p>
          </table:table-cell>
          <table:table-cell office:value-type="string" calcext:value-type="string">
            <text:p>7.ª Clasificada (7%) </text:p>
          </table:table-cell>
        </table:table-row>
        <table:table-row table:style-name="ro3">
          <table:table-cell office:value-type="string" calcext:value-type="string">
            <text:p><text:a xlink:href="https://es.wikipedia.org/wiki/Javier_Herrero_(cantante)" xlink:type="simple">Javier Herrero</text:a> </text:p>
          </table:table-cell>
          <table:table-cell office:value-type="string" calcext:value-type="string">
            <text:p>Cantante, integrante de <text:a xlink:href="https://es.wikipedia.org/wiki/Pecos_(grupo_musical)" xlink:type="simple">Los Pecos</text:a> </text:p>
          </table:table-cell>
          <table:table-cell office:value-type="string" calcext:value-type="string">
            <text:p>5.ª </text:p>
          </table:table-cell>
          <table:table-cell office:value-type="string" calcext:value-type="string">
            <text:p>1.ª, 3.ª, 4.ª, 6.ª, 9.ª, 10.ª y 14.ª </text:p>
          </table:table-cell>
          <table:table-cell office:value-type="string" calcext:value-type="string">
            <text:p>8.º Clasificado (5%) </text:p>
          </table:table-cell>
        </table:table-row>
        <table:table-row table:style-name="ro3">
          <table:table-cell office:value-type="string" calcext:value-type="string">
            <text:p><text:a xlink:href="https://es.wikipedia.org/wiki/Edurne_(cantante)" xlink:type="simple">Edurne</text:a> </text:p>
          </table:table-cell>
          <table:table-cell office:value-type="string" calcext:value-type="string">
            <text:p>Cantante, compositora, actriz y presentadora de televisión </text:p>
          </table:table-cell>
          <table:table-cell office:value-type="string" calcext:value-type="string">
            <text:p>1.ª, 12.ª, 13.ª y final </text:p>
          </table:table-cell>
          <table:table-cell office:value-type="string" calcext:value-type="string">
            <text:p>Nunca </text:p>
          </table:table-cell>
          <table:table-cell table:style-name="ce2" office:value-type="string" calcext:value-type="string">
            <text:p>Ganadora (60%) </text:p>
          </table:table-cell>
        </table:table-row>
        <table:table-row table:style-name="ro3">
          <table:table-cell office:value-type="string" calcext:value-type="string">
            <text:p><text:a xlink:href="https://es.wikipedia.org/wiki/Melody" xlink:type="simple">Melody</text:a> </text:p>
          </table:table-cell>
          <table:table-cell office:value-type="string" calcext:value-type="string">
            <text:p>Cantante y actriz </text:p>
          </table:table-cell>
          <table:table-cell office:value-type="string" calcext:value-type="string">
            <text:p>3.ª, 14.ª, 16.ª y 18.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ª Finalista (40%) </text:p>
          </table:table-cell>
        </table:table-row>
        <table:table-row table:style-name="ro3">
          <table:table-cell office:value-type="string" calcext:value-type="string">
            <text:p><text:a xlink:href="https://es.wikipedia.org/wiki/Xuso_Jones" xlink:type="simple">Xuso Jones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7.ª y 11.ª </text:p>
          </table:table-cell>
          <table:table-cell office:value-type="string" calcext:value-type="string">
            <text:p>2.ª y 15.ª </text:p>
          </table:table-cell>
          <table:table-cell office:value-type="string" calcext:value-type="string">
            <text:p>3.er Finalista (20%) </text:p>
          </table:table-cell>
        </table:table-row>
        <table:table-row table:style-name="ro3">
          <table:table-cell office:value-type="string" calcext:value-type="string">
            <text:p><text:a xlink:href="https://es.wikipedia.org/wiki/Llum_Barrera" xlink:type="simple">Llum Barrera</text:a> </text:p>
          </table:table-cell>
          <table:table-cell office:value-type="string" calcext:value-type="string">
            <text:p>Actriz y cómica </text:p>
          </table:table-cell>
          <table:table-cell office:value-type="string" calcext:value-type="string">
            <text:p>2.ª y 9.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4.ª Finalista (11%) </text:p>
          </table:table-cell>
        </table:table-row>
        <table:table-row table:style-name="ro3">
          <table:table-cell office:value-type="string" calcext:value-type="string">
            <text:p><text:a xlink:href="https://es.wikipedia.org/wiki/Florentino_Fernández" xlink:type="simple">Florentino Fernández</text:a> </text:p>
          </table:table-cell>
          <table:table-cell office:value-type="string" calcext:value-type="string">
            <text:p>Humorista, actor y presentador de TV </text:p>
          </table:table-cell>
          <table:table-cell office:value-type="string" calcext:value-type="string">
            <text:p>5.ª y 15.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.º Finalista (5%) </text:p>
          </table:table-cell>
        </table:table-row>
        <table:table-row table:style-name="ro1">
          <table:table-cell office:value-type="string" calcext:value-type="string">
            <text:p>Los Chunguitos</text:p>
          </table:table-cell>
          <table:table-cell table:style-name="Default" office:value-type="string" calcext:value-type="string">
            <text:p>Cantante </text:p>
          </table:table-cell>
          <table:table-cell table:style-name="Default" table:number-columns-repeated="3"/>
        </table:table-row>
        <table:table-row table:style-name="ro3">
          <table:table-cell office:value-type="string" calcext:value-type="string">
            <text:p><text:a xlink:href="https://es.wikipedia.org/wiki/Santi_Rodríguez" xlink:type="simple">Santi Rodríguez</text:a> </text:p>
          </table:table-cell>
          <table:table-cell office:value-type="string" calcext:value-type="string">
            <text:p>Actor y cómico </text:p>
          </table:table-cell>
          <table:table-cell office:value-type="string" calcext:value-type="string">
            <text:p>10.ª y 17.ª </text:p>
          </table:table-cell>
          <table:table-cell office:value-type="string" calcext:value-type="string">
            <text:p>6.ª, 7.ª y 16.ª </text:p>
          </table:table-cell>
          <table:table-cell office:value-type="string" calcext:value-type="string">
            <text:p>7.º Clasificado (3%) </text:p>
          </table:table-cell>
        </table:table-row>
        <table:table-row table:style-name="ro3">
          <table:table-cell office:value-type="string" calcext:value-type="string">
            <text:p><text:a xlink:href="https://es.wikipedia.org/wiki/José_Manuel_Soto" xlink:type="simple">José Manuel Soto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6.ª </text:p>
          </table:table-cell>
          <table:table-cell office:value-type="string" calcext:value-type="string">
            <text:p>10.ª </text:p>
          </table:table-cell>
          <table:table-cell office:value-type="string" calcext:value-type="string">
            <text:p>8.º Clasificado (3%) </text:p>
          </table:table-cell>
        </table:table-row>
        <table:table-row table:style-name="ro3">
          <table:table-cell office:value-type="string" calcext:value-type="string">
            <text:p><text:a xlink:href="https://es.wikipedia.org/wiki/Ángela_Carrasco" xlink:type="simple">Ángela Carrasco</text:a> </text:p>
          </table:table-cell>
          <table:table-cell office:value-type="string" calcext:value-type="string">
            <text:p>Cantante y actriz </text:p>
          </table:table-cell>
          <table:table-cell office:value-type="string" calcext:value-type="string">
            <text:p>4.ª </text:p>
          </table:table-cell>
          <table:table-cell office:value-type="string" calcext:value-type="string">
            <text:p>3.ª, 8.ª, 17.ª y 18.ª </text:p>
          </table:table-cell>
          <table:table-cell office:value-type="string" calcext:value-type="string">
            <text:p>9.ª Clasificada (1%) </text:p>
          </table:table-cell>
        </table:table-row>
        <table:table-row table:style-name="ro3">
          <table:table-cell office:value-type="string" calcext:value-type="string">
            <text:p><text:a xlink:href="https://es.wikipedia.org/wiki/Ruth_Lorenzo" xlink:type="simple">Ruth Lorenzo</text:a> </text:p>
          </table:table-cell>
          <table:table-cell office:value-type="string" calcext:value-type="string">
            <text:p>Cantante y compositora </text:p>
          </table:table-cell>
          <table:table-cell office:value-type="string" calcext:value-type="string">
            <text:p>1ª, 5ª, 10ª, 15ª y final </text:p>
          </table:table-cell>
          <table:table-cell office:value-type="string" calcext:value-type="string">
            <text:p>3ª y 11ª </text:p>
          </table:table-cell>
          <table:table-cell table:style-name="ce2" office:value-type="string" calcext:value-type="string">
            <text:p>Ganadora (47%) </text:p>
          </table:table-cell>
        </table:table-row>
        <table:table-row table:style-name="ro3">
          <table:table-cell office:value-type="string" calcext:value-type="string">
            <text:p><text:a xlink:href="https://es.wikipedia.org/wiki/Edu_Soto" xlink:type="simple">Edu Soto</text:a> </text:p>
          </table:table-cell>
          <table:table-cell office:value-type="string" calcext:value-type="string">
            <text:p>Actor y humorista </text:p>
          </table:table-cell>
          <table:table-cell office:value-type="string" calcext:value-type="string">
            <text:p>2ª, 6ª, 11ª y 16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º Finalista (36%) </text:p>
          </table:table-cell>
        </table:table-row>
        <table:table-row table:style-name="ro3">
          <table:table-cell office:value-type="string" calcext:value-type="string">
            <text:p><text:a xlink:href="https://es.wikipedia.org/wiki/Pablo_Puyol" xlink:type="simple">Pablo Puyol</text:a> </text:p>
          </table:table-cell>
          <table:table-cell office:value-type="string" calcext:value-type="string">
            <text:p>Actor y cantante </text:p>
          </table:table-cell>
          <table:table-cell office:value-type="string" calcext:value-type="string">
            <text:p>4ª, 8ª y 14ª </text:p>
          </table:table-cell>
          <table:table-cell office:value-type="string" calcext:value-type="string">
            <text:p>12ª </text:p>
          </table:table-cell>
          <table:table-cell office:value-type="string" calcext:value-type="string">
            <text:p>3.er Finalista (17%) </text:p>
          </table:table-cell>
        </table:table-row>
        <table:table-row table:style-name="ro3">
          <table:table-cell office:value-type="string" calcext:value-type="string">
            <text:p><text:a xlink:href="https://es.wikipedia.org/wiki/Ana_Morgade" xlink:type="simple">Ana Morgade</text:a> </text:p>
          </table:table-cell>
          <table:table-cell office:value-type="string" calcext:value-type="string">
            <text:p>Actriz, humorista y presentadora </text:p>
          </table:table-cell>
          <table:table-cell office:value-type="string" calcext:value-type="string">
            <text:p>12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4.ª Finalista (6%) </text:p>
          </table:table-cell>
        </table:table-row>
        <table:table-row table:style-name="ro3">
          <table:table-cell office:value-type="string" calcext:value-type="string">
            <text:p><text:a xlink:href="https://es.wikipedia.org/wiki/Adrián_Rodríguez_(actor)" xlink:type="simple">Adrián Rodríguez</text:a> </text:p>
          </table:table-cell>
          <table:table-cell office:value-type="string" calcext:value-type="string">
            <text:p>Actor y cantante </text:p>
          </table:table-cell>
          <table:table-cell office:value-type="string" calcext:value-type="string">
            <text:p>13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.º Finalista (4%) </text:p>
          </table:table-cell>
        </table:table-row>
        <table:table-row table:style-name="ro1">
          <table:table-cell office:value-type="string" calcext:value-type="string">
            <text:p><text:a xlink:href="https://es.wikipedia.org/wiki/Falete" xlink:type="simple">Falete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3ª </text:p>
          </table:table-cell>
          <table:table-cell office:value-type="string" calcext:value-type="string">
            <text:p>4ª, 7ª, 8ª y 9ª </text:p>
          </table:table-cell>
          <table:table-cell office:value-type="string" calcext:value-type="string">
            <text:p>6.º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Silvia_Abril" xlink:type="simple">Silvia Abril</text:a> </text:p>
          </table:table-cell>
          <table:table-cell office:value-type="string" calcext:value-type="string">
            <text:p>Actriz y humorista </text:p>
          </table:table-cell>
          <table:table-cell office:value-type="string" calcext:value-type="string">
            <text:p>7ª </text:p>
          </table:table-cell>
          <table:table-cell office:value-type="string" calcext:value-type="string">
            <text:p>3ª, 9ª, 11ª y 13ª </text:p>
          </table:table-cell>
          <table:table-cell office:value-type="string" calcext:value-type="string">
            <text:p>7.ª Clasificada </text:p>
          </table:table-cell>
        </table:table-row>
        <table:table-row table:style-name="ro3">
          <table:table-cell office:value-type="string" calcext:value-type="string">
            <text:p><text:a xlink:href="https://es.wikipedia.org/wiki/Miguel_Ángel_Rodríguez_«El_Sevilla»" xlink:type="simple">El Sevilla</text:a> </text:p>
          </table:table-cell>
          <table:table-cell office:value-type="string" calcext:value-type="string">
            <text:p>Vocalista del grupo <text:a xlink:href="https://es.wikipedia.org/wiki/Mojinos_Escozíos" xlink:type="simple">Mojinos Escozíos</text:a> </text:p>
          </table:table-cell>
          <table:table-cell office:value-type="string" calcext:value-type="string">
            <text:p>9ª </text:p>
          </table:table-cell>
          <table:table-cell office:value-type="string" calcext:value-type="string">
            <text:p>1ª, 2ª, 11ª y 13ª </text:p>
          </table:table-cell>
          <table:table-cell office:value-type="string" calcext:value-type="string">
            <text:p>8.º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Vicky_Larraz" xlink:type="simple">Vicky Larraz</text:a> </text:p>
          </table:table-cell>
          <table:table-cell office:value-type="string" calcext:value-type="string">
            <text:p>Cantante, exintegrante del grupo <text:a xlink:href="https://es.wikipedia.org/wiki/Olé_Olé" xlink:type="simple">Olé Olé</text:a>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ª, 6ª, 10ª, 14ª, 15ª y 16ª </text:p>
          </table:table-cell>
          <table:table-cell office:value-type="string" calcext:value-type="string">
            <text:p>9.ª Clasificada </text:p>
          </table:table-cell>
        </table:table-row>
        <table:table-row table:style-name="ro3">
          <table:table-cell office:value-type="string" calcext:value-type="string">
            <text:p><text:a xlink:href="https://es.wikipedia.org/wiki/Blas_Cantó" xlink:type="simple">Blas Cantó</text:a> </text:p>
          </table:table-cell>
          <table:table-cell office:value-type="string" calcext:value-type="string">
            <text:p>Cantante. Integrante del grupo <text:a xlink:href="https://es.wikipedia.org/wiki/Auryn" xlink:type="simple">Auryn</text:a>. </text:p>
          </table:table-cell>
          <table:table-cell office:value-type="string" calcext:value-type="string">
            <text:p>3ª, 4ª, 8ª, 10ª, 14ª, 16ª y final </text:p>
          </table:table-cell>
          <table:table-cell office:value-type="string" calcext:value-type="string">
            <text:p>Nunca </text:p>
          </table:table-cell>
          <table:table-cell table:style-name="ce2" office:value-type="string" calcext:value-type="string">
            <text:p>Ganador (55%) </text:p>
          </table:table-cell>
        </table:table-row>
        <table:table-row table:style-name="ro3">
          <table:table-cell office:value-type="string" calcext:value-type="string">
            <text:p><text:a xlink:href="https://es.wikipedia.org/wiki/Rosa_López" xlink:type="simple">Rosa López</text:a> </text:p>
          </table:table-cell>
          <table:table-cell office:value-type="string" calcext:value-type="string">
            <text:p>Cantante. Ganadora de <text:a xlink:href="https://es.wikipedia.org/wiki/OT" xlink:type="simple">Operación Triunfo 2001</text:a>. </text:p>
          </table:table-cell>
          <table:table-cell office:value-type="string" calcext:value-type="string">
            <text:p>11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ª Finalista (31%) </text:p>
          </table:table-cell>
        </table:table-row>
        <table:table-row table:style-name="ro3">
          <table:table-cell office:value-type="string" calcext:value-type="string">
            <text:p><text:a xlink:href="https://es.wikipedia.org/wiki/Lorena_(cantante)" xlink:type="simple">Lorena Gómez</text:a> </text:p>
          </table:table-cell>
          <table:table-cell office:value-type="string" calcext:value-type="string">
            <text:p>Cantante. Ganadora de <text:a xlink:href="https://es.wikipedia.org/wiki/Operación_triunfo_(España)" xlink:type="simple">Operación Triunfo 2006</text:a>. </text:p>
          </table:table-cell>
          <table:table-cell office:value-type="string" calcext:value-type="string">
            <text:p>2ª, 5ª y 17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3.ª Finalista (14%) </text:p>
          </table:table-cell>
        </table:table-row>
        <table:table-row table:style-name="ro3">
          <table:table-cell office:value-type="string" calcext:value-type="string">
            <text:p><text:a xlink:href="https://es.wikipedia.org/wiki/Beatriz_Luengo" xlink:type="simple">Beatriz Luengo</text:a> </text:p>
          </table:table-cell>
          <table:table-cell office:value-type="string" calcext:value-type="string">
            <text:p>Bailarina, actriz, cantante y compositora. </text:p>
          </table:table-cell>
          <table:table-cell office:value-type="string" calcext:value-type="string">
            <text:p>1ª y 13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4.ª Finalista (7%) </text:p>
          </table:table-cell>
        </table:table-row>
        <table:table-row table:style-name="ro3">
          <table:table-cell office:value-type="string" calcext:value-type="string">
            <text:p><text:a xlink:href="https://es.wikipedia.org/wiki/Canco_Rodríguez" xlink:type="simple">Canco Rodríguez</text:a> </text:p>
          </table:table-cell>
          <table:table-cell office:value-type="string" calcext:value-type="string">
            <text:p>Actor y humorista. </text:p>
          </table:table-cell>
          <table:table-cell office:value-type="string" calcext:value-type="string">
            <text:p>6ª, 9ª y 12ª </text:p>
          </table:table-cell>
          <table:table-cell office:value-type="string" calcext:value-type="string">
            <text:p>5ª y 11ª </text:p>
          </table:table-cell>
          <table:table-cell office:value-type="string" calcext:value-type="string">
            <text:p>5.º Finalista (3%) </text:p>
          </table:table-cell>
        </table:table-row>
        <table:table-row table:style-name="ro3">
          <table:table-cell office:value-type="string" calcext:value-type="string">
            <text:p><text:a xlink:href="https://es.wikipedia.org/wiki/Esther_Arroyo" xlink:type="simple">Esther Arroyo</text:a> </text:p>
          </table:table-cell>
          <table:table-cell office:value-type="string" calcext:value-type="string">
            <text:p>Actriz, presentadora de TV. <text:a xlink:href="https://es.wikipedia.org/wiki/Miss_España" xlink:type="simple">Miss España 1990</text:a>. </text:p>
          </table:table-cell>
          <table:table-cell office:value-type="string" calcext:value-type="string">
            <text:p>7ª y 15ª </text:p>
          </table:table-cell>
          <table:table-cell office:value-type="string" calcext:value-type="string">
            <text:p>4ª </text:p>
          </table:table-cell>
          <table:table-cell office:value-type="string" calcext:value-type="string">
            <text:p>6.ª Clasificada </text:p>
          </table:table-cell>
        </table:table-row>
        <table:table-row table:style-name="ro3">
          <table:table-cell office:value-type="string" calcext:value-type="string">
            <text:p><text:a xlink:href="https://es.wikipedia.org/wiki/Juan_Antonio_Muñoz" xlink:type="simple">Juan Muñoz</text:a> </text:p>
          </table:table-cell>
          <table:table-cell office:value-type="string" calcext:value-type="string">
            <text:p>Humorista y actor. Exintegrante del dúo cómico <text:a xlink:href="https://es.wikipedia.org/wiki/Cruz_y_Raya" xlink:type="simple">Cruz y Raya</text:a>.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ª, 6ª, 10ª, 13ª, 15ª, 16ª y 17ª </text:p>
          </table:table-cell>
          <table:table-cell office:value-type="string" calcext:value-type="string">
            <text:p>7.º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David_Guapo" xlink:type="simple">David Guapo</text:a> </text:p>
          </table:table-cell>
          <table:table-cell office:value-type="string" calcext:value-type="string">
            <text:p>Humorista y monologuista de <text:a xlink:href="https://es.wikipedia.org/wiki/El_club_de_la_comedia_(España)" xlink:type="simple">El Club de la Comedia</text:a>.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1ª, 2ª, 3ª, 7ª y 12ª </text:p>
          </table:table-cell>
          <table:table-cell office:value-type="string" calcext:value-type="string">
            <text:p>8.º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Yolanda_Ramos" xlink:type="simple">Yolanda Ramos</text:a> </text:p>
          </table:table-cell>
          <table:table-cell office:value-type="string" calcext:value-type="string">
            <text:p>Humorista, actriz y presentadora de TV.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1ª, 2ª, 8ª, 9ª, 12ª y 14ª </text:p>
          </table:table-cell>
          <table:table-cell office:value-type="string" calcext:value-type="string">
            <text:p>9.ª Clasificada </text:p>
          </table:table-cell>
        </table:table-row>
        <table:table-row table:style-name="ro4">
          <table:table-cell office:value-type="string" calcext:value-type="string">
            <text:p><text:a xlink:href="https://es.wikipedia.org/wiki/Miquel_Fernández" xlink:type="simple">Miquel Fernández</text:a> </text:p>
          </table:table-cell>
          <table:table-cell office:value-type="string" calcext:value-type="string">
            <text:p>Actor y cantante </text:p>
          </table:table-cell>
          <table:table-cell office:value-type="string" calcext:value-type="string">
            <text:p>4ª, 7ª, 9ª, 10ª, 13ª, 15ª, 18ª y final </text:p>
          </table:table-cell>
          <table:table-cell office:value-type="string" calcext:value-type="string">
            <text:p>Nunca </text:p>
          </table:table-cell>
          <table:table-cell table:style-name="ce2" office:value-type="string" calcext:value-type="string">
            <text:p>Ganador (46%) </text:p>
          </table:table-cell>
        </table:table-row>
        <table:table-row table:style-name="ro3">
          <table:table-cell office:value-type="string" calcext:value-type="string">
            <text:p><text:a xlink:href="https://es.wikipedia.org/wiki/Lucía_Gil" xlink:type="simple">Lucía Gil</text:a> </text:p>
          </table:table-cell>
          <table:table-cell office:value-type="string" calcext:value-type="string">
            <text:p>Actriz y cantante, ganadora de <text:a xlink:href="https://es.wikipedia.org/wiki/My_Camp_Rock" xlink:type="simple">My Camp Rock</text:a> </text:p>
          </table:table-cell>
          <table:table-cell office:value-type="string" calcext:value-type="string">
            <text:p>8ª y 11ª </text:p>
          </table:table-cell>
          <table:table-cell office:value-type="string" calcext:value-type="string">
            <text:p>6ª, 12ª y 16ª </text:p>
          </table:table-cell>
          <table:table-cell office:value-type="string" calcext:value-type="string">
            <text:p>2.ª Finalista (28%) </text:p>
          </table:table-cell>
        </table:table-row>
        <table:table-row table:style-name="ro3">
          <table:table-cell office:value-type="string" calcext:value-type="string">
            <text:p>Fran Dieli </text:p>
          </table:table-cell>
          <table:table-cell office:value-type="string" calcext:value-type="string">
            <text:p>Cantante y finalista de <text:a xlink:href="https://es.wikipedia.org/wiki/Operación_triunfo_2005" xlink:type="simple">OT 2005</text:a> </text:p>
          </table:table-cell>
          <table:table-cell office:value-type="string" calcext:value-type="string">
            <text:p>2ª, 6ª y 17ª </text:p>
          </table:table-cell>
          <table:table-cell office:value-type="string" calcext:value-type="string">
            <text:p>12ª </text:p>
          </table:table-cell>
          <table:table-cell office:value-type="string" calcext:value-type="string">
            <text:p>3.er Finalista (26%) </text:p>
          </table:table-cell>
        </table:table-row>
        <table:table-row table:style-name="ro3">
          <table:table-cell office:value-type="string" calcext:value-type="string">
            <text:p><text:a xlink:href="https://es.wikipedia.org/wiki/Diana_Navarro" xlink:type="simple">Diana Navarro</text:a> </text:p>
          </table:table-cell>
          <table:table-cell office:value-type="string" calcext:value-type="string">
            <text:p>Cantante </text:p>
          </table:table-cell>
          <table:table-cell office:value-type="string" calcext:value-type="string">
            <text:p>3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4.ª Finalista (15%) </text:p>
          </table:table-cell>
        </table:table-row>
        <table:table-row table:style-name="ro3">
          <table:table-cell office:value-type="string" calcext:value-type="string">
            <text:p><text:a xlink:href="https://es.wikipedia.org/wiki/Raúl_Pérez_Ortega" xlink:type="simple">Raúl Pérez</text:a> </text:p>
          </table:table-cell>
          <table:table-cell office:value-type="string" calcext:value-type="string">
            <text:p>Imitador y humorista </text:p>
          </table:table-cell>
          <table:table-cell office:value-type="string" calcext:value-type="string">
            <text:p>5ª y 16ª </text:p>
          </table:table-cell>
          <table:table-cell office:value-type="string" calcext:value-type="string">
            <text:p>4ª </text:p>
          </table:table-cell>
          <table:table-cell office:value-type="string" calcext:value-type="string">
            <text:p>5.º Finalista (6%) </text:p>
          </table:table-cell>
        </table:table-row>
        <table:table-row table:style-name="ro3">
          <table:table-cell office:value-type="string" calcext:value-type="string">
            <text:p><text:a xlink:href="https://es.wikipedia.org/wiki/Pepa_Aniorte" xlink:type="simple">Pepa Aniorte</text:a> </text:p>
          </table:table-cell>
          <table:table-cell office:value-type="string" calcext:value-type="string">
            <text:p>Actriz </text:p>
          </table:table-cell>
          <table:table-cell office:value-type="string" calcext:value-type="string">
            <text:p>1ª </text:p>
          </table:table-cell>
          <table:table-cell office:value-type="string" calcext:value-type="string">
            <text:p>14ª </text:p>
          </table:table-cell>
          <table:table-cell office:value-type="string" calcext:value-type="string">
            <text:p>6.ª Finalista (3%) </text:p>
          </table:table-cell>
        </table:table-row>
        <table:table-row table:style-name="ro1">
          <table:table-cell office:value-type="string" calcext:value-type="string">
            <text:p><text:a xlink:href="https://es.wikipedia.org/wiki/Lucía_Jiménez" xlink:type="simple">Lucía Jiménez</text:a> </text:p>
          </table:table-cell>
          <table:table-cell office:value-type="string" calcext:value-type="string">
            <text:p>Actriz </text:p>
          </table:table-cell>
          <table:table-cell office:value-type="string" calcext:value-type="string">
            <text:p>12ª y 19ª </text:p>
          </table:table-cell>
          <table:table-cell office:value-type="string" calcext:value-type="string">
            <text:p>13ª y 15ª </text:p>
          </table:table-cell>
          <table:table-cell office:value-type="string" calcext:value-type="string">
            <text:p>7.ª Clasificada </text:p>
          </table:table-cell>
        </table:table-row>
        <table:table-row table:style-name="ro3">
          <table:table-cell office:value-type="string" calcext:value-type="string">
            <text:p><text:a xlink:href="https://es.wikipedia.org/wiki/Pepa_Charro" xlink:type="simple">La Terremoto de Alcorcón</text:a> </text:p>
          </table:table-cell>
          <table:table-cell office:value-type="string" calcext:value-type="string">
            <text:p>Actriz y vedette </text:p>
          </table:table-cell>
          <table:table-cell office:value-type="string" calcext:value-type="string">
            <text:p>14ª </text:p>
          </table:table-cell>
          <table:table-cell office:value-type="string" calcext:value-type="string">
            <text:p>1ª, 4ª, 5ª, 10ª, 15ª y 17ª </text:p>
          </table:table-cell>
          <table:table-cell office:value-type="string" calcext:value-type="string">
            <text:p>8.ª Clasificada </text:p>
          </table:table-cell>
        </table:table-row>
        <table:table-row table:style-name="ro4">
          <table:table-cell office:value-type="string" calcext:value-type="string">
            <text:p><text:a xlink:href="https://es.wikipedia.org/wiki/David_Amor" xlink:type="simple">David Amor</text:a> </text:p>
          </table:table-cell>
          <table:table-cell office:value-type="string" calcext:value-type="string">
            <text:p>Actor y humorista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ª, 3ª, 7ª, 8ª, 9ª, 11ª, 12ª, 16ª, 18ª y 19ª </text:p>
          </table:table-cell>
          <table:table-cell office:value-type="string" calcext:value-type="string">
            <text:p>9.°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María_Villalón" xlink:type="simple">María Villalón</text:a> </text:p>
          </table:table-cell>
          <table:table-cell office:value-type="string" calcext:value-type="string">
            <text:p>Cantante, ganadora de <text:a xlink:href="https://es.wikipedia.org/wiki/Factor_X_(España)" xlink:type="simple">Factor X 2007</text:a> </text:p>
          </table:table-cell>
          <table:table-cell office:value-type="string" calcext:value-type="string">
            <text:p>3ª, 5ª, 10ª y final </text:p>
          </table:table-cell>
          <table:table-cell office:value-type="string" calcext:value-type="string">
            <text:p>4ª </text:p>
          </table:table-cell>
          <table:table-cell table:style-name="ce2" office:value-type="string" calcext:value-type="string">
            <text:p>Ganadora (35%) </text:p>
          </table:table-cell>
        </table:table-row>
        <table:table-row table:style-name="ro3">
          <table:table-cell office:value-type="string" calcext:value-type="string">
            <text:p><text:a xlink:href="https://es.wikipedia.org/wiki/Carlos_Baute" xlink:type="simple">Carlos Baute</text:a> </text:p>
          </table:table-cell>
          <table:table-cell office:value-type="string" calcext:value-type="string">
            <text:p>Cantante y compositor </text:p>
          </table:table-cell>
          <table:table-cell office:value-type="string" calcext:value-type="string">
            <text:p>9ª, 12ª, 13ª y 14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.º Finalista (34%) </text:p>
          </table:table-cell>
        </table:table-row>
        <table:table-row table:style-name="ro3">
          <table:table-cell office:value-type="string" calcext:value-type="string">
            <text:p><text:a xlink:href="https://es.wikipedia.org/wiki/Soraya_Arnelas" xlink:type="simple">Soraya Arnelas</text:a> </text:p>
          </table:table-cell>
          <table:table-cell office:value-type="string" calcext:value-type="string">
            <text:p>Cantante, finalista de <text:a xlink:href="https://es.wikipedia.org/wiki/Operación_Triunfo_2005" xlink:type="simple">OT 2005</text:a> </text:p>
          </table:table-cell>
          <table:table-cell office:value-type="string" calcext:value-type="string">
            <text:p>1ª y 4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3.ª Finalista (31%) </text:p>
          </table:table-cell>
        </table:table-row>
        <table:table-row table:style-name="ro3">
          <table:table-cell office:value-type="string" calcext:value-type="string">
            <text:p><text:a xlink:href="https://es.wikipedia.org/wiki/Lola_Índigo" xlink:type="simple">Mimi Doblas</text:a> </text:p>
          </table:table-cell>
          <table:table-cell office:value-type="string" calcext:value-type="string">
            <text:p>Vocalista de <text:a xlink:href="https://es.wikipedia.org/wiki/Lola_Indigo" xlink:type="simple">Lola Indigo</text:a>, concursante de <text:a xlink:href="https://es.wikipedia.org/wiki/Operación_Triunfo_2017" xlink:type="simple">OT 2017</text:a> </text:p>
          </table:table-cell>
          <table:table-cell office:value-type="string" calcext:value-type="string">
            <text:p>2ª, 8ª y 11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4.ª Finalista (20%) </text:p>
          </table:table-cell>
        </table:table-row>
        <table:table-row table:style-name="ro3">
          <table:table-cell office:value-type="string" calcext:value-type="string">
            <text:p><text:a xlink:href="https://es.wikipedia.org/wiki/Jordi_Coll" xlink:type="simple">Jordi Coll</text:a> </text:p>
          </table:table-cell>
          <table:table-cell office:value-type="string" calcext:value-type="string">
            <text:p>Actor y cantante </text:p>
          </table:table-cell>
          <table:table-cell office:value-type="string" calcext:value-type="string">
            <text:p>7ª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.º Finalista (8%) </text:p>
          </table:table-cell>
        </table:table-row>
        <table:table-row table:style-name="ro5">
          <table:table-cell office:value-type="string" calcext:value-type="string">
            <text:p><text:a xlink:href="https://es.wikipedia.org/wiki/Brays_Efe" xlink:type="simple">Brays Efe</text:a> </text:p>
          </table:table-cell>
          <table:table-cell office:value-type="string" calcext:value-type="string">
            <text:p>Actor y protagonista de <text:a xlink:href="https://es.wikipedia.org/wiki/Paquita_Salas" xlink:type="simple">Paquita Salas</text:a>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5ª y 7ª </text:p>
          </table:table-cell>
          <table:table-cell office:value-type="string" calcext:value-type="string">
            <text:p>6.° Clasificado </text:p>
          </table:table-cell>
        </table:table-row>
        <table:table-row table:style-name="ro5">
          <table:table-cell office:value-type="string" calcext:value-type="string">
            <text:p><text:a xlink:href="https://es.wikipedia.org/wiki/Anabel_Alonso" xlink:type="simple">Anabel Alonso</text:a> </text:p>
          </table:table-cell>
          <table:table-cell office:value-type="string" calcext:value-type="string">
            <text:p>Humorista, actriz y presentadora de TV </text:p>
          </table:table-cell>
          <table:table-cell office:value-type="string" calcext:value-type="string">
            <text:p>6ª </text:p>
          </table:table-cell>
          <table:table-cell office:value-type="string" calcext:value-type="string">
            <text:p>3ª, 10ª y 14ª </text:p>
          </table:table-cell>
          <table:table-cell office:value-type="string" calcext:value-type="string">
            <text:p>7.ª Clasificada </text:p>
          </table:table-cell>
        </table:table-row>
        <table:table-row table:style-name="ro3">
          <table:table-cell office:value-type="string" calcext:value-type="string">
            <text:p><text:a xlink:href="https://es.wikipedia.org/wiki/Manu_Sánchez_Vázquez" xlink:type="simple">Manu Sánchez</text:a> </text:p>
          </table:table-cell>
          <table:table-cell office:value-type="string" calcext:value-type="string">
            <text:p>Humorista, actor y presentador de TV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1ª, 3ª, 8ª, 9ª, 11ª, 12ª y 13ª </text:p>
          </table:table-cell>
          <table:table-cell office:value-type="string" calcext:value-type="string">
            <text:p>8.° Clasificado </text:p>
          </table:table-cell>
        </table:table-row>
        <table:table-row table:style-name="ro3">
          <table:table-cell office:value-type="string" calcext:value-type="string">
            <text:p><text:a xlink:href="https://es.wikipedia.org/wiki/José_Corbacho" xlink:type="simple">José Corbacho</text:a> </text:p>
          </table:table-cell>
          <table:table-cell office:value-type="string" calcext:value-type="string">
            <text:p>Humorista, actor y director de cine </text:p>
          </table:table-cell>
          <table:table-cell office:value-type="string" calcext:value-type="string">
            <text:p>Nunca </text:p>
          </table:table-cell>
          <table:table-cell office:value-type="string" calcext:value-type="string">
            <text:p>2ª, 6ª, 8ª, 13ª y 14ª </text:p>
          </table:table-cell>
          <table:table-cell office:value-type="string" calcext:value-type="string">
            <text:p>9.° Clasificado </text:p>
          </table:table-cell>
        </table:table-row>
        <table:table-row table:style-name="ro1">
          <table:table-cell office:value-type="string" calcext:value-type="string">
            <text:p><text:a xlink:href="https://es.wikipedia.org/wiki/Belinda_Washington" xlink:type="simple">Belinda Washington</text:a> </text:p>
          </table:table-cell>
          <table:table-cell office:value-type="string" calcext:value-type="string">
            <text:p>Actriz, cantante y presentadora </text:p>
          </table:table-cell>
          <table:table-cell office:value-type="string" calcext:value-type="string">
            <text:p>7ª </text:p>
          </table:table-cell>
          <table:table-cell office:value-type="string" calcext:value-type="string">
            <text:p>1ª, 4ª 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s.wikipedia.org/wiki/Cristina_Ramos" xlink:type="simple">Cristina Ramos</text:a> </text:p>
          </table:table-cell>
          <table:table-cell office:value-type="string" calcext:value-type="string">
            <text:p>Cantante y ganadora de <text:a xlink:href="https://es.wikipedia.org/wiki/Anexo:Primera_temporada_de_Got_Talent_España" xlink:type="simple">Got Talent España</text:a> y <text:a xlink:href="https://es.wikipedia.org/wiki/La_voz..._México_(Temporada_7)" xlink:type="simple">La voz Mexico</text:a> </text:p>
          </table:table-cell>
          <table:table-cell office:value-type="string" calcext:value-type="string">
            <text:p>3ª </text:p>
          </table:table-cell>
          <table:table-cell office:value-type="string" calcext:value-type="string">
            <text:p>5ª, 7ª 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pan text:style-name="T1"><text:a xlink:href="https://es.wikipedia.org/wiki/Gemeliers" xlink:type="simple">Gemeliers</text:a></text:span><text:span text:style-name="T1"> </text:span></text:p>
          </table:table-cell>
          <table:table-cell table:style-name="ce3" office:value-type="string" calcext:value-type="string">
            <text:p>Cantantes y componentes de Gemeliers </text:p>
          </table:table-cell>
          <table:table-cell office:value-type="string" calcext:value-type="string">
            <text:p>4ª, 5ª, 10ª </text:p>
          </table:table-cell>
          <table:table-cell table:style-name="Default" table:number-columns-repeated="2"/>
        </table:table-row>
        <table:table-row table:style-name="ro3">
          <table:table-cell office:value-type="string" calcext:value-type="string">
            <text:p><text:a xlink:href="https://es.wikipedia.org/wiki/Jorge_González_(cantante_español)" xlink:type="simple">Jorge González</text:a> </text:p>
          </table:table-cell>
          <table:table-cell office:value-type="string" calcext:value-type="string">
            <text:p>Cantante y concursante de <text:a xlink:href="https://es.wikipedia.org/wiki/Operación_Triunfo_2006" xlink:type="simple">OT 2006</text:a> y <text:a xlink:href="https://es.wikipedia.org/wiki/Anexo:Primera_temporada_de_La_voz" xlink:type="simple">La voz</text:a> </text:p>
          </table:table-cell>
          <table:table-cell office:value-type="string" calcext:value-type="string">
            <text:p>1ª, 8ª 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s.wikipedia.org/wiki/María_Isabel_López" xlink:type="simple">María Isabel</text:a> </text:p>
          </table:table-cell>
          <table:table-cell office:value-type="string" calcext:value-type="string">
            <text:p>Cantante y ganadora de <text:a xlink:href="https://es.wikipedia.org/wiki/Festival_de_la_Canción_de_Eurovisión_Junior_2004" xlink:type="simple">Eurovisión Junior 2004</text:a> </text:p>
          </table:table-cell>
          <table:table-cell office:value-type="string" calcext:value-type="string">
            <text:p>4ª </text:p>
          </table:table-cell>
          <table:table-cell office:value-type="string" calcext:value-type="string">
            <text:p>5ª, 11ª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s.wikipedia.org/wiki/Mario_Vaquerizo" xlink:type="simple">Mario Vaquerizo</text:a> </text:p>
          </table:table-cell>
          <table:table-cell office:value-type="string" calcext:value-type="string">
            <text:p>Cantante y vocalista de <text:a xlink:href="https://es.wikipedia.org/wiki/Nancys_Rubias" xlink:type="simple">Nancys Rubias</text:a> </text:p>
          </table:table-cell>
          <table:table-cell table:style-name="ce4"/>
          <table:table-cell office:value-type="string" calcext:value-type="string">
            <text:p>9ª 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s.wikipedia.org/wiki/Sergio_Fernández_Meléndez" xlink:type="simple">El Monaguillo</text:a> </text:p>
          </table:table-cell>
          <table:table-cell office:value-type="string" calcext:value-type="string">
            <text:p>Actor y humorista </text:p>
          </table:table-cell>
          <table:table-cell table:style-name="ce4"/>
          <table:table-cell office:value-type="string" calcext:value-type="string">
            <text:p>3ª, 4ª, 6ª, 8ª, 10ª 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s.wikipedia.org/wiki/Nerea_Rodríguez" xlink:type="simple">Nerea Rodríguez</text:a> </text:p>
          </table:table-cell>
          <table:table-cell office:value-type="string" calcext:value-type="string">
            <text:p>Cantante, concursante de <text:a xlink:href="https://es.wikipedia.org/wiki/Operación_Triunfo_2017" xlink:type="simple">OT 2017</text:a> y actriz de <text:a xlink:href="https://es.wikipedia.org/wiki/La_llamada_(musical)" xlink:type="simple">La llamada</text:a> </text:p>
          </table:table-cell>
          <table:table-cell office:value-type="string" calcext:value-type="string">
            <text:p>6ª, 11ª 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s.wikipedia.org/wiki/Rocío_Madrid" xlink:type="simple">Rocío Madrid</text:a> </text:p>
          </table:table-cell>
          <table:table-cell office:value-type="string" calcext:value-type="string">
            <text:p>Actriz y presentadora </text:p>
          </table:table-cell>
          <table:table-cell office:value-type="string" calcext:value-type="string">
            <text:p>9ª </text:p>
          </table:table-cell>
          <table:table-cell office:value-type="string" calcext:value-type="string">
            <text:p>2ª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1:48:27.663050250</meta:creation-date>
    <dc:date>2020-08-14T12:23:44.912424534</dc:date>
    <meta:editing-duration>PT23M35S</meta:editing-duration>
    <meta:editing-cycles>4</meta:editing-cycles>
    <meta:generator>LibreOffice/6.0.7.3$Linux_X86_64 LibreOffice_project/00m0$Build-3</meta:generator>
    <meta:document-statistic meta:table-count="2" meta:cell-count="839" meta:object-count="0"/>
  </office:meta>
</office:document-meta>
</file>